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cc0000" draw:marker-start-width="0.35cm" draw:marker-end-width="0.35cm" draw:fill-color="#ffcc99" draw:textarea-horizontal-align="justify" draw:textarea-vertical-align="middle" draw:auto-grow-height="false" fo:min-height="1.702cm" fo:min-width="4.2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0000" draw:marker-start-width="0.35cm" draw:marker-end-width="0.35cm" draw:fill-color="#ffcc99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width="0.1cm" svg:stroke-color="#0093d9" draw:marker-start-width="0.35cm" draw:marker-end-width="0.35cm" draw:fill-color="#ffffcc" draw:textarea-horizontal-align="justify" draw:textarea-vertical-align="middle" draw:auto-grow-height="false" fo:min-height="2.268cm" fo:min-width="3.518cm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Fine_20_Dashed" svg:stroke-width="0.1cm" svg:stroke-color="#0093d9" draw:marker-start-width="0.35cm" draw:marker-end-width="0.35cm" draw:fill-color="#ffffcc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84d1" draw:marker-start-width="0.35cm" draw:marker-end-width="0.35cm" draw:fill-color="#ffffcc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4d1" draw:marker-start-width="0.35cm" draw:marker-end-width="0.35cm" draw:fill-color="#ffffcc" draw:textarea-horizontal-align="justify" draw:textarea-vertical-align="middle" draw:auto-grow-height="false" fo:min-height="2.99cm" fo:min-width="3.34cm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cm" svg:stroke-color="#cc3300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svg:stroke-color="#0084d1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84d1" draw:marker-start="Arrowheads_20_1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Fine_20_Dashed" svg:stroke-width="0.1cm" svg:stroke-color="#0084d1" draw:marker-start="Arrowheads_20_2" draw:marker-end="Arrowheads_20_1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svg:stroke-color="#0084d1" draw:marker-end="Arrowheads_20_1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gradient" draw:fill-color="#ffffff" draw:fill-gradient-name="Tango_20_Orange" fo:min-height="4.18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style:font-name="Courier New1" fo:font-weight="bold" style:font-weight-asian="bold" style:font-weight-complex="bold"/>
    </style:style>
    <style:style style:name="P3" style:family="paragraph">
      <loext:graphic-properties draw:fill-color="#ffcc99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gradient" draw:fill-color="#ffffff" draw:fill-gradient-name="Tango_20_Orange"/>
      <style:paragraph-properties fo:text-align="end"/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style:font-name="Courier New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.9cm" svg:x="11.4cm" svg:y="9.1cm">
          <text:p text:style-name="P1"><text:span text:style-name="T1">SPP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3cm" svg:height="2.9cm" svg:x="12.7cm" svg:y="17cm">
          <text:p text:style-name="P1"><text:span text:style-name="T2">SPPAS:</text:span></text:p>
          <text:p text:style-name="P1">x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4.4cm" svg:height="2.9cm" svg:x="22.7cm" svg:y="12.5cm">
          <text:p text:style-name="P1"><text:span text:style-name="T2">ANVIL:</text:span></text:p>
          <text:p text:style-name="P1"><text:span text:style-name="T3">anv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4.3cm" svg:height="2.9cm" svg:x="24.4cm" svg:y="9.1cm">
          <text:p text:style-name="P1"><text:span text:style-name="T2">Transcriber:</text:span></text:p>
          <text:p text:style-name="P1"><text:span text:style-name="T3">t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4.3cm" svg:height="2.9cm" svg:x="3cm" svg:y="12.6cm">
          <text:p text:style-name="P1"><text:span text:style-name="T2">HTK:</text:span></text:p>
          <text:p text:style-name="P1"><text:span text:style-name="T3">mlf, 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3cm" svg:height="2.9cm" svg:x="6.3cm" svg:y="16cm">
          <text:p text:style-name="P1"><text:span text:style-name="T2">Sclite:</text:span></text:p>
          <text:p text:style-name="P1">ctm, st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4.3cm" svg:height="3.7cm" svg:x="12.7cm" svg:y="1cm">
          <text:p text:style-name="P1"><text:span text:style-name="T2"/></text:p>
          <text:p text:style-name="P1"><text:span text:style-name="T2">Praat:</text:span></text:p>
          <text:p text:style-name="P1"><text:span text:style-name="T4">TextGrid,</text:span></text:p>
          <text:p text:style-name="P1"><text:span text:style-name="T4">PitchTier</text:span></text:p>
          <text:p text:style-name="P1"><text:span text:style-name="T4">IntensityTier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4.3cm" svg:height="2.9cm" svg:x="19.1cm" svg:y="2.1cm">
          <text:p text:style-name="P1"><text:span text:style-name="T2">Signaix:</text:span></text:p>
          <text:p text:style-name="P1"><text:span text:style-name="T3">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3cm" svg:height="2.9cm" svg:x="3cm" svg:y="5.6cm">
          <text:p text:style-name="P1"><text:span text:style-name="T2">Phonedit:</text:span></text:p>
          <text:p text:style-name="P1"><text:span text:style-name="T3">m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4.3cm" svg:height="2.9cm" svg:x="1cm" svg:y="9.1cm">
          <text:p text:style-name="P1"><text:span text:style-name="T2">Elan:</text:span></text:p>
          <text:p text:style-name="P1"><text:span text:style-name="T3">e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7" draw:id="id7" draw:layer="layout" svg:width="4.3cm" svg:height="2.9cm" svg:x="6.3cm" svg:y="2.1cm">
          <text:p text:style-name="P1"><text:span text:style-name="T2">Subtitles:</text:span></text:p>
          <text:p text:style-name="P1"><text:span text:style-name="T3">sub,s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4.85cm" svg:y1="12cm" svg:x2="14.85cm" svg:y2="17cm" draw:start-shape="id1" draw:start-glue-point="8" draw:end-shape="id2" draw:end-glue-point="0" svg:d="M14850 12000v5000" svg:viewBox="0 0 1 5001">
          <text:p/>
        </draw:connector>
        <draw:connector draw:style-name="gr8" draw:text-style-name="P5" draw:layer="layout" draw:type="line" svg:x1="12.41cm" svg:y1="11.576cm" svg:x2="8.45cm" svg:y2="16cm" draw:start-shape="id1" draw:start-glue-point="7" draw:end-shape="id3" draw:end-glue-point="0" svg:d="M12410 11576l-3960 4424" svg:viewBox="0 0 3961 4425">
          <text:p/>
        </draw:connector>
        <draw:connector draw:style-name="gr8" draw:text-style-name="P5" draw:layer="layout" draw:type="line" svg:x1="12.41cm" svg:y1="11.576cm" svg:x2="7.3cm" svg:y2="14.05cm" draw:start-shape="id1" draw:start-glue-point="7" draw:end-shape="id4" draw:end-glue-point="1" svg:d="M12410 11576l-5110 2474" svg:viewBox="0 0 5111 2475">
          <text:p/>
        </draw:connector>
        <draw:connector draw:style-name="gr9" draw:text-style-name="P5" draw:layer="layout" draw:type="line" svg:x1="17.29cm" svg:y1="9.524cm" svg:x2="21.25cm" svg:y2="5cm" draw:start-shape="id1" draw:start-glue-point="11" draw:end-shape="id5" draw:end-glue-point="2" svg:d="M17290 9524l3960-4524" svg:viewBox="0 0 3961 4525">
          <text:p/>
        </draw:connector>
        <draw:connector draw:style-name="gr8" draw:text-style-name="P5" draw:layer="layout" draw:type="line" svg:x1="12.41cm" svg:y1="9.524cm" svg:x2="7.3cm" svg:y2="7.05cm" draw:start-shape="id1" draw:start-glue-point="5" draw:end-shape="id6" svg:d="M12410 9524l-5110-2474" svg:viewBox="0 0 5111 2475">
          <text:p/>
        </draw:connector>
        <draw:connector draw:style-name="gr8" draw:text-style-name="P5" draw:layer="layout" draw:type="line" svg:x1="12.41cm" svg:y1="9.524cm" svg:x2="8.45cm" svg:y2="5cm" draw:start-shape="id1" draw:start-glue-point="5" draw:end-shape="id7" draw:end-glue-point="2" svg:d="M12410 9524l-3960-4524" svg:viewBox="0 0 3961 4525">
          <text:p/>
        </draw:connector>
        <draw:connector draw:style-name="gr8" draw:text-style-name="P5" draw:layer="layout" draw:type="line" svg:x1="14.85cm" svg:y1="9.1cm" svg:x2="14.85cm" svg:y2="4.7cm" draw:start-shape="id1" draw:start-glue-point="4" draw:end-shape="id8" draw:end-glue-point="2" svg:d="M14850 9100v-4400" svg:viewBox="0 0 1 4401">
          <text:p/>
        </draw:connector>
        <draw:connector draw:style-name="gr10" draw:text-style-name="P5" draw:layer="layout" draw:type="line" svg:x1="5.3cm" svg:y1="10.55cm" svg:x2="11.4cm" svg:y2="10.55cm" draw:start-shape="id9" draw:end-shape="id1" draw:end-glue-point="6" svg:d="M5300 10550h6100" svg:viewBox="0 0 6101 1">
          <text:p/>
        </draw:connector>
        <draw:connector draw:style-name="gr11" draw:text-style-name="P5" draw:layer="layout" draw:type="line" svg:x1="22.7cm" svg:y1="13.95cm" svg:x2="18.3cm" svg:y2="10.55cm" draw:start-shape="id10" draw:start-glue-point="3" draw:end-shape="id1" draw:end-glue-point="10" svg:d="M22700 13950l-4400-3400" svg:viewBox="0 0 4401 3401">
          <text:p/>
        </draw:connector>
        <draw:connector draw:style-name="gr11" draw:text-style-name="P5" draw:layer="layout" draw:type="line" svg:x1="24.4cm" svg:y1="10.55cm" svg:x2="18.3cm" svg:y2="10.55cm" draw:start-shape="id11" draw:start-glue-point="3" draw:end-shape="id1" draw:end-glue-point="10" svg:d="M24400 10550h-6100" svg:viewBox="0 0 6101 1">
          <text:p/>
        </draw:connector>
        <draw:frame draw:style-name="gr12" draw:text-style-name="P7" draw:layer="layout" svg:width="9.6cm" svg:height="4.435cm" svg:x="19.1cm" svg:y="15.5cm">
          <draw:text-box>
            <text:p text:style-name="P6"><text:span text:style-name="T5">SPPAS: Interoperability and compatibility</text:span></text:p>
          </draw:text-box>
        </draw:frame>
        <draw:custom-shape draw:style-name="gr5" draw:text-style-name="P4" xml:id="id12" draw:id="id12" draw:layer="layout" svg:width="4.3cm" svg:height="2.9cm" svg:x="23.1cm" svg:y="5.5cm">
          <text:p text:style-name="P1"><text:span text:style-name="T3">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17.31cm" svg:y1="9.503cm" svg:x2="23.1cm" svg:y2="6.95cm" draw:end-shape="id12" draw:end-glue-point="3" svg:d="M17310 9503l5790-2553" svg:viewBox="0 0 5791 25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3:49:14.006921577</meta:creation-date>
    <dc:date>2015-06-29T09:40:35.225854655</dc:date>
    <meta:editing-duration>PT36M27S</meta:editing-duration>
    <meta:editing-cycles>10</meta:editing-cycles>
    <meta:generator>LibreOffice/4.4.2.2$Linux_X86_64 LibreOffice_project/40m0$Build-2</meta:generator>
    <meta:document-statistic meta:object-count="24"/>
  </office:meta>
</office:document-meta>
</file>